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xenVariableContext.getVariableValue( String uri , String prefix , String localPar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axenVariableContext.setVariableValue( String localPart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xenVariableContext.setMessage( Normalized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enVariableContext.get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enVariableContext.setVariables( Map 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enVariableContext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enVariableContext.get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enVariableContext.setExchange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